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style:keep-together="true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C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style:keep-together="true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.C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text-autospace="none"/>
    </style:style>
    <style:style style:name="P2" style:family="paragraph" style:parent-style-name="Standard">
      <style:paragraph-properties fo:margin-top="0cm" fo:margin-bottom="0cm" style:text-autospace="none" style:snap-to-layout-grid="false"/>
    </style:style>
    <style:style style:name="P3" style:family="paragraph" style:parent-style-name="Standard">
      <style:paragraph-properties fo:margin-top="0cm" fo:margin-bottom="0cm" style:text-autospace="non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top="0cm" fo:margin-bottom="0cm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style:text-autospace="none" style:snap-to-layout-grid="fals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style:text-autospace="none" style:snap-to-layout-grid="false"/>
      <style:text-properties style:font-name="Arial" style:font-name-complex="Arial" style:font-weight-complex="bold"/>
    </style:style>
    <style:style style:name="P7" style:family="paragraph" style:parent-style-name="Standard">
      <style:paragraph-properties fo:margin-top="0cm" fo:margin-bottom="0cm" fo:break-before="page" style:text-autospace="none"/>
    </style:style>
    <style:style style:name="P8" style:family="paragraph" style:parent-style-name="Standard" style:master-page-name="Standard">
      <style:paragraph-properties fo:margin-top="0cm" fo:margin-bottom="0cm" style:page-number="auto" style:text-autospace="none"/>
    </style:style>
    <style:style style:name="P9" style:family="paragraph" style:parent-style-name="Standard">
      <style:paragraph-properties fo:margin-top="0.212cm" fo:margin-bottom="0.212cm" fo:text-align="start" style:justify-single-word="false" fo:orphans="2" fo:widows="2"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PLANTILLA DE PERSONAJE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">Nombre</text:p>
          </table:table-cell>
          <table:table-cell table:style-name="Tabla1.A2" office:value-type="string">
            <text:p text:style-name="P2"/>
          </table:table-cell>
          <table:table-cell table:style-name="Tabla1.C2" table:number-rows-spanned="4" office:value-type="string">
            <text:p text:style-name="P5">Foto</text:p>
            <text:p text:style-name="P1"/>
          </table:table-cell>
        </table:table-row>
        <table:table-row table:style-name="Tabla1.1">
          <table:table-cell table:style-name="Tabla1.A2" office:value-type="string">
            <text:p text:style-name="P5">Edad</text:p>
          </table:table-cell>
          <table:table-cell table:style-name="Tabla1.A2" office:value-type="string">
            <text:p text:style-name="P2"/>
          </table:table-cell>
          <table:covered-table-cell/>
        </table:table-row>
        <table:table-row table:style-name="Tabla1.1">
          <table:table-cell table:style-name="Tabla1.A2" office:value-type="string">
            <text:p text:style-name="P5">Sexo</text:p>
          </table:table-cell>
          <table:table-cell table:style-name="Tabla1.A2" office:value-type="string">
            <text:p text:style-name="P2"/>
          </table:table-cell>
          <table:covered-table-cell/>
        </table:table-row>
        <table:table-row table:style-name="Tabla1.1">
          <table:table-cell table:style-name="Tabla1.A2" office:value-type="string">
            <text:p text:style-name="P5">Educación</text:p>
          </table:table-cell>
          <table:table-cell table:style-name="Tabla1.A2" office:value-type="string">
            <text:p text:style-name="P2"/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Contexto de uso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">Cuándo</text:p>
          </table:table-cell>
          <table:table-cell table:style-name="Tabla1.C3" table:number-columns-spanned="2" office:value-type="string">
            <text:p text:style-name="P2">¿Cuándo utiliza el ordenador?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5">Dónde</text:p>
          </table:table-cell>
          <table:table-cell table:style-name="Tabla1.C3" table:number-columns-spanned="2" office:value-type="string">
            <text:p text:style-name="P2">¿Dónde?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5">Tipo de ordenador</text:p>
          </table:table-cell>
          <table:table-cell table:style-name="Tabla1.C3" table:number-columns-spanned="2" office:value-type="string">
            <text:p text:style-name="P2">¿Qué tipo de ordenador utiliza?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isión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">Objetivo</text:p>
          </table:table-cell>
          <table:table-cell table:style-name="Tabla1.C3" table:number-columns-spanned="2" office:value-type="string">
            <text:p text:style-name="P2">¿Para qué quiere utilizar nuestra aplicación?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5">Expectativas</text:p>
          </table:table-cell>
          <table:table-cell table:style-name="Tabla1.C3" table:number-columns-spanned="2" office:value-type="string">
            <text:p text:style-name="P2">¿Qué espera encontrar en ella?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otivación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">Urgencia</text:p>
          </table:table-cell>
          <table:table-cell table:style-name="Tabla1.C3" table:number-columns-spanned="2" office:value-type="string">
            <text:p text:style-name="P2">¿Para cuando quiere utilizarla?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5">Deseo</text:p>
          </table:table-cell>
          <table:table-cell table:style-name="Tabla1.C3" table:number-columns-spanned="2" office:value-type="string">
            <text:p text:style-name="P2">¿Por qué quiere alcanzar ese objetivo?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C3" table:number-columns-spanned="3" office:value-type="string">
            <text:p text:style-name="P6">Tímido, agresivo, precavido</text:p>
          </table:table-cell>
          <table:covered-table-cell/>
          <table:covered-table-cell/>
        </table:table-row>
      </table:table>
      <text:p text:style-name="P1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3">PLANTILLA DE ESCENARIO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5">Nombre persona</text:p>
          </table:table-cell>
          <table:table-cell table:style-name="Tabla2.A2" office:value-type="string">
            <text:p text:style-name="P2"/>
          </table:table-cell>
          <table:table-cell table:style-name="Tabla2.C2" table:number-rows-spanned="2" office:value-type="string">
            <text:p text:style-name="P5">Foto</text:p>
            <text:p text:style-name="P1"/>
          </table:table-cell>
        </table:table-row>
        <table:table-row table:style-name="Tabla2.1">
          <table:table-cell table:style-name="Tabla2.A2" office:value-type="string">
            <text:p text:style-name="P5">Objetivo persona</text:p>
          </table:table-cell>
          <table:table-cell table:style-name="Tabla2.A2" office:value-type="string">
            <text:p text:style-name="P2"/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4">Escenario</text:p>
          </table:table-cell>
          <table:covered-table-cell/>
          <table:covered-table-cell/>
        </table:table-row>
        <table:table-row table:style-name="Tabla2.1">
          <table:table-cell table:style-name="Tabla2.C3" table:number-columns-spanned="3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size="10pt" style:font-size-asian="10pt" style:font-name-complex="Arial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LANTILLA DE PERSONAJE</dc:title>
    <meta:initial-creator>LuisR</meta:initial-creator>
    <meta:creation-date>2007-12-07T11:42:00</meta:creation-date>
    <dc:creator>LuisR</dc:creator>
    <dc:date>2007-12-07T11:44:00</dc:date>
    <meta:editing-cycles>1</meta:editing-cycles>
    <meta:editing-duration>PT2M</meta:editing-duration>
    <meta:document-statistic meta:table-count="2" meta:image-count="0" meta:object-count="0" meta:page-count="2" meta:paragraph-count="30" meta:word-count="69" meta:character-count="471"/>
    <meta:generator>OpenOffice/4.1.0$Unix OpenOffice.org_project/410m18$Build-9764</meta:generator>
  </office:meta>
</office:document-meta>
</file>